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fo:color="#000000"/>
    </style:style>
    <style:style style:name="TableColumn1" style:family="table-column">
      <style:table-column-properties style:column-width="3.4625in" style:rel-column-width="32767*"/>
    </style:style>
  </office:automatic-styles>
  <office:body>
    <office:text>
      <text:p text:style-name="P1">Nous avons commencé par créer les modèles pour les différents types d’expressions (unaire, binaire et n-aire) ainsi qu’une classe expression générale contenant également les valeurs prises en compte dans les expressions. On utilise ces classes comme super classes pour pouvoir ajouter toutes les expressions tel que AND, OR, THEN, IS avec leurs implémentations, et pouvoir toutes les utiliser en tant qu’Expression.</text:p>
      <text:p text:style-name="P1"/>
      <text:p text:style-name="P1">Les factorys, quant à elles, nous permettent de créer des expressions plus simplement en utilisant des ShadowExpression qui contiennent une expression. Ces shadow expression font le lien entre les modèles d’expression et les expressions de cette façon.</text:p>
      <text:p text:style-name="P1"/>
      <text:p text:style-name="P1">IsTriangle renvoie une valeur en fonction de la valeur en paramètre, l’intervalle est choisie par nous.</text:p>
      <text:p text:style-name="P1"/>
      <text:p text:style-name="P1">Une fois que l’on a créé notre modèle à l’aide de la FuzzyFactory, on crée un defuzz utilisant ce modèle en prenant en entrée la partie qu’on veut faire varier (celle après le then) pour pouvoir recréer la courbe pour CogDefuzz, en évaluant l’expression finale pour chaque valeur de cette variable</text:p>
      <text:p text:style-name="P1"/>
      <text:p text:style-name="P1">A partir de cette courbe on peut alors calculer son centre de gravité et ainsi avoir le résul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